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d7d4" style:text-outline="false" style:text-line-through-style="none" style:text-line-through-type="none" style:font-name="Noto Sans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6.40000009536743pt" style:language-asian="zh" style:country-asian="CN" style:font-style-asian="normal" style:font-weight-asian="normal" style:font-name-complex="Noto Sans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d7d4" style:font-name="Noto Sans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Noto Sans" style:font-name-complex="Noto Sans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W_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W_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W1+RW2</text:p>
          </table:table-cell>
          <table:table-cell table:formula="of:=[.F2]+[.F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RW1</text:p>
          </table:table-cell>
          <table:table-cell table:formula="of:=[.F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formula="of:=SQRT(POWER([.D4];2)-POWER([.D5];2))" office:value-type="float" office:value="19.0787840283389" calcext:value-type="float">
            <text:p>19.078784028338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<text:span text:style-name="T1">D4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QRT(4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formula="of:=POWER(2;2)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05:09.753807749</meta:creation-date>
    <dc:date>2021-03-05T17:22:39.972270530</dc:date>
    <meta:editing-duration>PT7M20S</meta:editing-duration>
    <meta:editing-cycles>1</meta:editing-cycles>
    <meta:document-statistic meta:table-count="1" meta:cell-count="17" meta:object-count="0"/>
    <meta:generator>LibreOffice/7.0.4.2$Linux_X86_64 LibreOffice_project/00$Build-2</meta:generator>
  </office:meta>
</office:document-meta>
</file>